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t Came Upon the Midnight Clear</text:p>
      <text:p text:style-name="P1"/>
      <text:p text:style-name="P3">It came upon the midnight clear,</text:p>
      <text:p text:style-name="P3">That glorious song of old,</text:p>
      <text:p text:style-name="P3">From angels bending near the earth</text:p>
      <text:p text:style-name="P3">To touch their harps of gold:</text:p>
      <text:p text:style-name="P3">“Peace on the earth goodwill to men,</text:p>
      <text:p text:style-name="P3">From heaven's all gracious King”</text:p>
      <text:p text:style-name="P3">The world in solemn stillness lay</text:p>
      <text:p text:style-name="P3">To hear the angels sing.</text:p>
      <text:p text:style-name="P3"/>
      <text:p text:style-name="P3">Still through the cloven skies they come,</text:p>
      <text:p text:style-name="P3">With peaceful wing unfurled,</text:p>
      <text:p text:style-name="P3">And still their heavenly music floats</text:p>
      <text:p text:style-name="P3">O'er all the weary world.</text:p>
      <text:p text:style-name="P3">Above its sad and lowly plains</text:p>
      <text:p text:style-name="P3">They on hovering wing:</text:p>
      <text:p text:style-name="P3">And ever o'er its Babel sounds</text:p>
      <text:p text:style-name="P3">The blessed angels sing.</text:p>
      <text:p text:style-name="P3"/>
      <text:p text:style-name="P3">And ye beneath life's crushing load,</text:p>
      <text:p text:style-name="P3">Whose forms are bending low,</text:p>
      <text:p text:style-name="P3">Who toil along the climbing way</text:p>
      <text:p text:style-name="P3">With painful steps and slow.</text:p>
      <text:p text:style-name="P3">Look now! For glad and golden hours</text:p>
      <text:p text:style-name="P3">Come swiftly on the wing;</text:p>
      <text:p text:style-name="P3">O rest beside the weary road,</text:p>
      <text:p text:style-name="P3">And hear the angels sing.</text:p>
      <text:p text:style-name="P3"/>
      <text:p text:style-name="P3">For lo, the days are happening on,</text:p>
      <text:p text:style-name="P3">By prophet bards foretold.</text:p>
      <text:p text:style-name="P3">When with the ever circling years,</text:p>
      <text:p text:style-name="P3">Comes round the age of gold:</text:p>
      <text:p text:style-name="P3">When peace shall over all the earth</text:p>
      <text:p text:style-name="P3">Its ancient splendors fling,</text:p>
      <text:p text:style-name="P3">And the whole world give back the song</text:p>
      <text:p text:style-name="P3">Which now the angels sing.</text:p>
      <text:p text:style-name="P3"><text:span text:style-name="T1"/></text:p>
      <text:p text:style-name="P3"/>
      <text:p text:style-name="P3">Composer: Richard S. Willis (1819-1900)</text:p>
      <text:p text:style-name="P3">Lyricist: Edmund H. Sears (1810-1876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02T15:31:55</meta:creation-date>
    <meta:editing-duration>PT12M48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35" meta:word-count="197" meta:character-count="1076"/>
    <dc:date>2018-12-02T15:44:42</dc:date>
    <dc:creator>Hank Warren</dc:creator>
    <meta:template xlink:type="simple" xlink:actuate="onRequest" xlink:title="TubaHymn" xlink:href="../../../../Library/Application%20Support/OpenOffice/4/user/template/TubaHymn.ott" meta:date="2018-12-02T15:31:54"/>
  </office:meta>
</office:document-meta>
</file>